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b8a1" officeooo:paragraph-rsid="0001b8a1"/>
    </style:style>
    <style:style style:name="P2" style:family="paragraph" style:parent-style-name="Standard">
      <style:text-properties officeooo:rsid="0001b8a1" officeooo:paragraph-rsid="0001edd2"/>
    </style:style>
    <style:style style:name="P3" style:family="paragraph" style:parent-style-name="Standard">
      <style:text-properties officeooo:rsid="0001edd2" officeooo:paragraph-rsid="0001edd2"/>
    </style:style>
    <style:style style:name="P4" style:family="paragraph" style:parent-style-name="Standard">
      <style:text-properties officeooo:rsid="000384c4" officeooo:paragraph-rsid="000384c4"/>
    </style:style>
    <style:style style:name="P5" style:family="paragraph" style:parent-style-name="Standard">
      <style:text-properties officeooo:rsid="00045167" officeooo:paragraph-rsid="00045167"/>
    </style:style>
    <style:style style:name="P6" style:family="paragraph" style:parent-style-name="Standard">
      <style:text-properties fo:font-size="18pt" fo:font-weight="bold" officeooo:rsid="000bf50c" officeooo:paragraph-rsid="000bf50c"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2pt" fo:font-weight="bold" officeooo:rsid="0001b8a1" officeooo:paragraph-rsid="0001b8a1" style:font-size-asian="22pt" style:font-weight-asian="bold" style:font-size-complex="22pt" style:font-weight-complex="bold"/>
    </style:style>
    <style:style style:name="P8" style:family="paragraph" style:parent-style-name="Standard">
      <style:text-properties fo:font-size="16pt" fo:font-weight="bold" officeooo:rsid="00045167" officeooo:paragraph-rsid="00045167" style:font-size-asian="16pt" style:font-weight-asian="bold" style:font-size-complex="16pt" style:font-weight-complex="bold"/>
    </style:style>
    <style:style style:name="P9" style:family="paragraph" style:parent-style-name="Standard">
      <style:text-properties fo:font-size="16pt" officeooo:rsid="001fb064" officeooo:paragraph-rsid="001fb064" style:font-size-asian="16pt" style:font-size-complex="16pt"/>
    </style:style>
    <style:style style:name="P10" style:family="paragraph" style:parent-style-name="Standard">
      <style:text-properties fo:font-size="12pt" fo:font-weight="normal" officeooo:rsid="00045167" officeooo:paragraph-rsid="00045167" style:font-size-asian="10.5pt" style:font-weight-asian="normal" style:font-size-complex="12pt" style:font-weight-complex="normal"/>
    </style:style>
    <style:style style:name="P11" style:family="paragraph" style:parent-style-name="Standard">
      <style:text-properties fo:font-size="12pt" fo:font-weight="normal" officeooo:rsid="001fb064" officeooo:paragraph-rsid="001fb064" style:font-size-asian="10.5pt" style:font-weight-asian="normal" style:font-size-complex="12pt" style:font-weight-complex="normal"/>
    </style:style>
    <style:style style:name="P12" style:family="paragraph" style:parent-style-name="Standard">
      <style:text-properties fo:font-size="12pt" fo:font-weight="normal" officeooo:rsid="002ecc6a" officeooo:paragraph-rsid="002ecc6a" style:font-size-asian="10.5pt" style:font-weight-asian="normal" style:font-size-complex="12pt" style:font-weight-complex="normal"/>
    </style:style>
    <style:style style:name="P13" style:family="paragraph" style:parent-style-name="Standard">
      <style:text-properties fo:font-size="12pt" fo:font-weight="normal" officeooo:rsid="002ecc6a" officeooo:paragraph-rsid="002ee559" style:font-size-asian="10.5pt" style:font-weight-asian="normal" style:font-size-complex="12pt" style:font-weight-complex="normal"/>
    </style:style>
    <style:style style:name="P14" style:family="paragraph" style:parent-style-name="Standard">
      <style:text-properties fo:font-size="12pt" fo:font-weight="normal" officeooo:rsid="00045167" officeooo:paragraph-rsid="001fb064" style:font-size-asian="12pt" style:font-weight-asian="normal" style:font-size-complex="12pt" style:font-weight-complex="normal"/>
    </style:style>
    <style:style style:name="P15" style:family="paragraph" style:parent-style-name="Standard">
      <style:text-properties fo:font-size="12pt" style:text-underline-style="solid" style:text-underline-width="auto" style:text-underline-color="font-color" fo:font-weight="normal" officeooo:rsid="00045167" officeooo:paragraph-rsid="00045167"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57abc" officeooo:paragraph-rsid="00057abc"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7e9d4" officeooo:paragraph-rsid="0007e9d4"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90eb1" officeooo:paragraph-rsid="00090eb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cfa6d" officeooo:paragraph-rsid="001dd7d1"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eb210" officeooo:paragraph-rsid="001839b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22db95" officeooo:paragraph-rsid="0022db95" style:font-size-asian="10.5pt" style:font-weight-asian="normal" style:font-size-complex="12pt" style:font-weight-complex="normal"/>
    </style:style>
    <style:style style:name="P22" style:family="paragraph" style:parent-style-name="Standard">
      <style:text-properties fo:font-size="14pt" style:text-underline-style="solid" style:text-underline-width="auto" style:text-underline-color="font-color" fo:font-weight="normal" officeooo:rsid="00045167" officeooo:paragraph-rsid="00045167" style:font-size-asian="14pt" style:font-weight-asian="normal" style:font-size-complex="14pt" style:font-weight-complex="normal"/>
    </style:style>
    <style:style style:name="P23" style:family="paragraph" style:parent-style-name="Standard">
      <style:text-properties fo:font-size="14pt" style:text-underline-style="solid" style:text-underline-width="auto" style:text-underline-color="font-color" fo:font-weight="normal" officeooo:rsid="00057abc" officeooo:paragraph-rsid="00057abc" style:font-size-asian="14pt" style:font-weight-asian="normal" style:font-size-complex="14pt" style:font-weight-complex="normal"/>
    </style:style>
    <style:style style:name="P24" style:family="paragraph" style:parent-style-name="Standard">
      <style:text-properties fo:font-size="14pt" style:text-underline-style="solid" style:text-underline-width="auto" style:text-underline-color="font-color" fo:font-weight="normal" officeooo:rsid="0007e9d4" officeooo:paragraph-rsid="0007e9d4" style:font-size-asian="14pt" style:font-weight-asian="normal" style:font-size-complex="14pt" style:font-weight-complex="normal"/>
    </style:style>
    <style:style style:name="P25" style:family="paragraph" style:parent-style-name="Standard">
      <style:text-properties fo:font-size="14pt" style:text-underline-style="solid" style:text-underline-width="auto" style:text-underline-color="font-color" fo:font-weight="normal" officeooo:rsid="001c7b42" officeooo:paragraph-rsid="001c7b42" style:font-size-asian="14pt" style:font-weight-asian="normal" style:font-size-complex="14pt" style:font-weight-complex="normal"/>
    </style:style>
    <style:style style:name="P26" style:family="paragraph" style:parent-style-name="Standard">
      <style:text-properties officeooo:rsid="00057abc" officeooo:paragraph-rsid="00057abc"/>
    </style:style>
    <style:style style:name="P27" style:family="paragraph" style:parent-style-name="Standard">
      <style:text-properties officeooo:rsid="000f2be7" officeooo:paragraph-rsid="001839b3"/>
    </style:style>
    <style:style style:name="P28" style:family="paragraph" style:parent-style-name="Standard">
      <style:text-properties style:text-underline-style="none" officeooo:paragraph-rsid="001839b3"/>
    </style:style>
    <style:style style:name="P29" style:family="paragraph" style:parent-style-name="Standard">
      <style:text-properties style:text-underline-style="none" officeooo:rsid="0028d7f0" officeooo:paragraph-rsid="0028d7f0"/>
    </style:style>
    <style:style style:name="P30" style:family="paragraph" style:parent-style-name="Standard">
      <style:text-properties officeooo:rsid="000bf50c" officeooo:paragraph-rsid="001a2e69"/>
    </style:style>
    <style:style style:name="P31" style:family="paragraph" style:parent-style-name="Standard">
      <style:text-properties officeooo:rsid="002be552" officeooo:paragraph-rsid="0030db52"/>
    </style:style>
    <style:style style:name="P32" style:family="paragraph" style:parent-style-name="Standard">
      <style:text-properties officeooo:paragraph-rsid="0030db52"/>
    </style:style>
    <style:style style:name="P33" style:family="paragraph" style:parent-style-name="Standard">
      <style:text-properties fo:font-size="16pt" fo:font-weight="bold" officeooo:rsid="00045167" officeooo:paragraph-rsid="00045167" style:font-size-asian="16pt" style:font-weight-asian="bold" style:font-size-complex="16pt" style:font-weight-complex="bold"/>
    </style:style>
    <style:style style:name="P34" style:family="paragraph" style:parent-style-name="Standard">
      <style:text-properties fo:font-size="16pt" style:text-underline-style="none" fo:font-weight="bold" officeooo:rsid="001fb064" officeooo:paragraph-rsid="001fb064" style:font-size-asian="16pt" style:font-weight-asian="bold" style:font-size-complex="16pt" style:font-weight-complex="bold"/>
    </style:style>
    <style:style style:name="P35" style:family="paragraph" style:parent-style-name="Standard">
      <style:text-properties fo:font-size="16pt" style:text-underline-style="none" fo:font-weight="normal" officeooo:rsid="00045167" officeooo:paragraph-rsid="001fb064" style:font-size-asian="16pt" style:font-weight-asian="normal" style:font-size-complex="16pt" style:font-weight-complex="normal"/>
    </style:style>
    <style:style style:name="P36" style:family="paragraph" style:parent-style-name="Standard" style:list-style-name="L1">
      <style:text-properties fo:font-size="12pt" style:text-underline-style="none" fo:font-weight="normal" officeooo:rsid="00045167" officeooo:paragraph-rsid="00045167" style:font-size-asian="10.5pt" style:font-weight-asian="normal" style:font-size-complex="12pt" style:font-weight-complex="normal"/>
    </style:style>
    <style:style style:name="P37" style:family="paragraph" style:parent-style-name="Standard" style:list-style-name="L1">
      <style:text-properties fo:font-size="12pt" style:text-underline-style="none" fo:font-weight="normal" officeooo:rsid="00045167" officeooo:paragraph-rsid="000cfa6d" style:font-size-asian="10.5pt" style:font-weight-asian="normal" style:font-size-complex="12pt" style:font-weight-complex="normal"/>
    </style:style>
    <style:style style:name="P38" style:family="paragraph" style:parent-style-name="Standard" style:list-style-name="L1">
      <style:text-properties fo:font-size="12pt" style:text-underline-style="none" fo:font-weight="normal" officeooo:rsid="000cfa6d" officeooo:paragraph-rsid="000cfa6d" style:font-size-asian="10.5pt" style:font-weight-asian="normal" style:font-size-complex="12pt" style:font-weight-complex="normal"/>
    </style:style>
    <style:style style:name="P39" style:family="paragraph" style:parent-style-name="Standard" style:list-style-name="L1">
      <style:text-properties fo:font-size="12pt" style:text-underline-style="none" fo:font-weight="normal" officeooo:rsid="00185532" officeooo:paragraph-rsid="00185532" style:font-size-asian="10.5pt" style:font-weight-asian="normal" style:font-size-complex="12pt" style:font-weight-complex="normal"/>
    </style:style>
    <style:style style:name="P40" style:family="paragraph" style:parent-style-name="Standard" style:list-style-name="L1">
      <style:text-properties fo:font-size="12pt" style:text-underline-style="none" fo:font-weight="normal" officeooo:rsid="00057abc" officeooo:paragraph-rsid="00057abc" style:font-size-asian="10.5pt" style:font-weight-asian="normal" style:font-size-complex="12pt" style:font-weight-complex="normal"/>
    </style:style>
    <style:style style:name="P41" style:family="paragraph" style:parent-style-name="Standard" style:list-style-name="L2">
      <style:text-properties fo:font-size="12pt" style:text-underline-style="none" fo:font-weight="normal" officeooo:rsid="00057abc" officeooo:paragraph-rsid="00057abc" style:font-size-asian="10.5pt" style:font-weight-asian="normal" style:font-size-complex="12pt" style:font-weight-complex="normal"/>
    </style:style>
    <style:style style:name="P42" style:family="paragraph" style:parent-style-name="Standard" style:list-style-name="L2">
      <style:text-properties fo:font-size="12pt" style:text-underline-style="none" fo:font-weight="normal" officeooo:rsid="0006a4c0" officeooo:paragraph-rsid="0006a4c0" style:font-size-asian="10.5pt" style:font-weight-asian="normal" style:font-size-complex="12pt" style:font-weight-complex="normal"/>
    </style:style>
    <style:style style:name="P43" style:family="paragraph" style:parent-style-name="Standard" style:list-style-name="L2">
      <style:text-properties fo:font-size="12pt" style:text-underline-style="none" fo:font-weight="normal" officeooo:rsid="0007e9d4" officeooo:paragraph-rsid="0007e9d4" style:font-size-asian="10.5pt" style:font-weight-asian="normal" style:font-size-complex="12pt" style:font-weight-complex="normal"/>
    </style:style>
    <style:style style:name="P44" style:family="paragraph" style:parent-style-name="Standard" style:list-style-name="L3">
      <style:text-properties fo:font-size="12pt" style:text-underline-style="none" fo:font-weight="normal" officeooo:rsid="00090eb1" officeooo:paragraph-rsid="00090eb1"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fb064" officeooo:paragraph-rsid="001fb064" style:font-size-asian="10.5pt" style:font-weight-asian="normal" style:font-size-complex="12pt" style:font-weight-complex="normal"/>
    </style:style>
    <style:style style:name="P46" style:family="paragraph" style:parent-style-name="Standard" style:list-style-name="L4">
      <style:paragraph-properties fo:text-align="start" style:justify-single-word="false"/>
      <style:text-properties fo:font-size="12pt" style:text-underline-style="none" fo:font-weight="normal" officeooo:rsid="001fb064" officeooo:paragraph-rsid="001fb064" style:font-size-asian="10.5pt" style:font-weight-asian="normal" style:font-size-complex="12pt" style:font-weight-complex="normal"/>
    </style:style>
    <style:style style:name="P47" style:family="paragraph" style:parent-style-name="Standard" style:list-style-name="L4">
      <style:paragraph-properties fo:text-align="start" style:justify-single-word="false"/>
      <style:text-properties fo:font-size="12pt" style:text-underline-style="none" fo:font-weight="normal" officeooo:rsid="001fb064" officeooo:paragraph-rsid="00276712"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2ecc6a" officeooo:paragraph-rsid="002ecc6a"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2be552" officeooo:paragraph-rsid="001fb06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1a2e69" officeooo:paragraph-rsid="001a922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1a2e69" officeooo:paragraph-rsid="001dd7d1" style:font-size-asian="10.5pt" style:font-weight-asian="normal" style:font-size-complex="12pt" style:font-weight-complex="normal"/>
    </style:style>
    <style:style style:name="P52" style:family="paragraph" style:parent-style-name="Standard" style:list-style-name="L4">
      <style:paragraph-properties fo:text-align="start" style:justify-single-word="false"/>
      <style:text-properties fo:font-size="12pt" style:text-underline-style="none" fo:font-weight="normal" officeooo:rsid="001dd7d1" officeooo:paragraph-rsid="001fb064" style:font-size-asian="10.5pt" style:font-weight-asian="normal" style:font-size-complex="12pt" style:font-weight-complex="normal"/>
    </style:style>
    <style:style style:name="P53" style:family="paragraph" style:parent-style-name="Standard" style:list-style-name="L4">
      <style:paragraph-properties fo:text-align="start" style:justify-single-word="false"/>
      <style:text-properties fo:font-size="12pt" style:text-underline-style="none" fo:font-weight="normal" officeooo:rsid="000eb210" officeooo:paragraph-rsid="003fb7c3" style:font-size-asian="10.5pt" style:font-weight-asian="normal" style:font-size-complex="12pt" style:font-weight-complex="normal"/>
    </style:style>
    <style:style style:name="P54" style:family="paragraph" style:parent-style-name="Standard" style:list-style-name="L3">
      <style:text-properties fo:font-size="12pt" style:text-underline-style="none" fo:font-weight="normal" officeooo:rsid="000eb210" officeooo:paragraph-rsid="00143b6c" style:font-size-asian="10.5pt" style:font-weight-asian="normal" style:font-size-complex="12pt" style:font-weight-complex="normal"/>
    </style:style>
    <style:style style:name="P55" style:family="paragraph" style:parent-style-name="Standard" style:list-style-name="L4">
      <style:paragraph-properties fo:text-align="start" style:justify-single-word="false"/>
      <style:text-properties fo:font-size="12pt" style:text-underline-style="none" fo:font-weight="normal" officeooo:rsid="0022db95" officeooo:paragraph-rsid="0023e7c9" style:font-size-asian="10.5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fo:font-size="12pt" style:text-underline-style="none" fo:font-weight="normal" officeooo:rsid="0022db95" officeooo:paragraph-rsid="003b2dc6" style:font-size-asian="10.5pt" style:font-weight-asian="normal" style:font-size-complex="12pt" style:font-weight-complex="normal"/>
    </style:style>
    <style:style style:name="P57" style:family="paragraph" style:parent-style-name="Standard" style:list-style-name="L5">
      <style:paragraph-properties fo:text-align="start" style:justify-single-word="false"/>
      <style:text-properties fo:font-size="12pt" style:text-underline-style="none" fo:font-weight="normal" officeooo:rsid="0031b45c" officeooo:paragraph-rsid="00323098" style:font-size-asian="10.5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fo:font-size="12pt" style:text-underline-style="none" fo:font-weight="normal" officeooo:rsid="00323098" officeooo:paragraph-rsid="00323098" style:font-size-asian="10.5pt" style:font-weight-asian="normal" style:font-size-complex="12pt" style:font-weight-complex="normal"/>
    </style:style>
    <style:style style:name="P59" style:family="paragraph" style:parent-style-name="Standard" style:list-style-name="L5">
      <style:paragraph-properties fo:text-align="start" style:justify-single-word="false"/>
      <style:text-properties fo:font-size="12pt" style:text-underline-style="none" fo:font-weight="normal" officeooo:rsid="00378bef" officeooo:paragraph-rsid="003a6d4a" style:font-size-asian="10.5pt" style:font-weight-asian="normal" style:font-size-complex="12pt" style:font-weight-complex="normal"/>
    </style:style>
    <style:style style:name="P60" style:family="paragraph" style:parent-style-name="Standard" style:list-style-name="L3">
      <style:text-properties fo:font-size="12pt" style:text-underline-style="none" fo:font-weight="normal" officeooo:rsid="00114d63" officeooo:paragraph-rsid="00143b6c" style:font-size-asian="10.5pt" style:font-weight-asian="normal" style:font-size-complex="12pt" style:font-weight-complex="normal"/>
    </style:style>
    <style:style style:name="P61" style:family="paragraph" style:parent-style-name="Standard" style:list-style-name="L3">
      <style:text-properties fo:font-size="12pt" style:text-underline-style="none" fo:font-weight="normal" officeooo:rsid="001a922d" officeooo:paragraph-rsid="001a922d" style:font-size-asian="10.5pt" style:font-weight-asian="normal" style:font-size-complex="12pt" style:font-weight-complex="normal"/>
    </style:style>
    <style:style style:name="T1" style:family="text">
      <style:text-properties officeooo:rsid="0001edd2"/>
    </style:style>
    <style:style style:name="T2" style:family="text">
      <style:text-properties officeooo:rsid="00021b5f"/>
    </style:style>
    <style:style style:name="T3" style:family="text">
      <style:text-properties officeooo:rsid="00027ae1"/>
    </style:style>
    <style:style style:name="T4" style:family="text">
      <style:text-properties officeooo:rsid="00045167"/>
    </style:style>
    <style:style style:name="T5" style:family="text">
      <style:text-properties officeooo:rsid="00057abc"/>
    </style:style>
    <style:style style:name="T6" style:family="text">
      <style:text-properties officeooo:rsid="0006a4c0"/>
    </style:style>
    <style:style style:name="T7" style:family="text">
      <style:text-properties officeooo:rsid="00090eb1"/>
    </style:style>
    <style:style style:name="T8" style:family="text">
      <style:text-properties officeooo:rsid="0009f7b9"/>
    </style:style>
    <style:style style:name="T9" style:family="text">
      <style:text-properties fo:font-size="12pt" style:text-underline-style="none" fo:font-weight="normal" officeooo:rsid="002ee559" style:font-size-asian="10.5pt" style:font-weight-asian="normal" style:font-size-complex="12pt" style:font-weight-complex="normal"/>
    </style:style>
    <style:style style:name="T10" style:family="text">
      <style:text-properties officeooo:rsid="000f2be7"/>
    </style:style>
    <style:style style:name="T11" style:family="text">
      <style:text-properties officeooo:rsid="00114d63"/>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1a2e69" style:font-weight-asian="bold" style:font-weight-complex="bold"/>
    </style:style>
    <style:style style:name="T15" style:family="text">
      <style:text-properties style:text-underline-style="none" officeooo:rsid="002be552"/>
    </style:style>
    <style:style style:name="T16" style:family="text">
      <style:text-properties style:text-underline-style="none" officeooo:rsid="002ee559"/>
    </style:style>
    <style:style style:name="T17" style:family="text">
      <style:text-properties style:text-underline-style="none" officeooo:rsid="001fb064"/>
    </style:style>
    <style:style style:name="T18" style:family="text">
      <style:text-properties style:text-underline-style="none" officeooo:rsid="0034fc06"/>
    </style:style>
    <style:style style:name="T19" style:family="text">
      <style:text-properties fo:font-size="18pt" style:text-underline-style="none" fo:font-weight="bold" style:font-size-asian="18pt" style:font-weight-asian="bold" style:font-size-complex="18pt" style:font-weight-complex="bold"/>
    </style:style>
    <style:style style:name="T20" style:family="text">
      <style:text-properties fo:font-size="18pt" style:text-underline-style="none" fo:font-weight="bold" officeooo:rsid="001a2e69" style:font-size-asian="18pt" style:font-weight-asian="bold" style:font-size-complex="18pt" style:font-weight-complex="bold"/>
    </style:style>
    <style:style style:name="T21" style:family="text">
      <style:text-properties officeooo:rsid="001fb064"/>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31b45c"/>
    </style:style>
    <style:style style:name="T24" style:family="text">
      <style:text-properties style:text-underline-style="solid" style:text-underline-width="auto" style:text-underline-color="font-color" officeooo:rsid="0034fc06"/>
    </style:style>
    <style:style style:name="T25" style:family="text">
      <style:text-properties officeooo:rsid="002be552"/>
    </style:style>
    <style:style style:name="T26" style:family="text">
      <style:text-properties officeooo:rsid="002ce2ac"/>
    </style:style>
    <style:style style:name="T27" style:family="text">
      <style:text-properties officeooo:rsid="0030db52"/>
    </style:style>
    <style:style style:name="T28" style:family="text">
      <style:text-properties officeooo:rsid="003401a0"/>
    </style:style>
    <style:style style:name="T29" style:family="text">
      <style:text-properties officeooo:rsid="0034fc06"/>
    </style:style>
    <style:style style:name="T30" style:family="text">
      <style:text-properties officeooo:rsid="00366444"/>
    </style:style>
    <style:style style:name="T31" style:family="text">
      <style:text-properties officeooo:rsid="003a2251"/>
    </style:style>
    <style:style style:name="T32" style:family="text">
      <style:text-properties officeooo:rsid="0041ae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Spec<text:span text:style-name="T4">ifications</text:span></text:p>
      <text:p text:style-name="P1"/>
      <text:p text:style-name="P6">Part1</text:p>
      <text:p text:style-name="P8"/>
      <text:p text:style-name="P8">Type Structures</text:p>
      <text:p text:style-name="P1"/>
      <text:p text:style-name="P5">These structures will be part of GossipPacket and can be sent and received by nodes.</text:p>
      <text:p text:style-name="P26">All the already implemented structs need to add one field : NodeID uint64.</text:p>
      <text:p text:style-name="P1"/>
      <text:p text:style-name="P1">type PuzzleProposal struct{</text:p>
      <text:p text:style-name="P1"><text:tab/><text:span text:style-name="T2">Origin<text:tab/><text:tab/>string</text:span></text:p>
      <text:p text:style-name="P1"><text:tab/><text:span text:style-name="T1">NodeID <text:tab/>uint64</text:span></text:p>
      <text:p text:style-name="P1"><text:tab/><text:span text:style-name="T1">Timestamp <text:tab/>time.Time</text:span></text:p>
      <text:p text:style-name="P1"><text:tab/><text:span text:style-name="T1">PreviousHash<text:tab/>[]byte</text:span></text:p>
      <text:p text:style-name="P1">}</text:p>
      <text:p text:style-name="P1"/>
      <text:p text:style-name="P3">type Block struct{</text:p>
      <text:p text:style-name="P3"><text:tab/>NodeID <text:tab/>uint64</text:p>
      <text:p text:style-name="P2"><text:tab/><text:span text:style-name="T1">Timestamp <text:tab/>time.Time</text:span></text:p>
      <text:p text:style-name="P2"><text:tab/><text:span text:style-name="T1">PublicKey<text:tab/>crypto/rsa.PublicKey</text:span></text:p>
      <text:p text:style-name="P2"><text:tab/><text:span text:style-name="T1">Nonce<text:tab/><text:tab/>[]byte</text:span></text:p>
      <text:p text:style-name="P2"><text:tab/><text:span text:style-name="T1">PreviousHash<text:tab/>[]byte</text:span></text:p>
      <text:p text:style-name="P3">}</text:p>
      <text:p text:style-name="P3"/>
      <text:p text:style-name="P3">type PuzzleResponse struct{</text:p>
      <text:p text:style-name="P3"><text:tab/><text:span text:style-name="T3">Origin <text:tab/><text:tab/>string</text:span></text:p>
      <text:p text:style-name="P3"><text:tab/><text:span text:style-name="T3">Destination<text:tab/>string</text:span></text:p>
      <text:p text:style-name="P3"><text:tab/>CreatedBlock<text:tab/>Block</text:p>
      <text:p text:style-name="P3">}</text:p>
      <text:p text:style-name="P3"/>
      <text:p text:style-name="P4">type BlockBroadcast struct{</text:p>
      <text:p text:style-name="P4"><text:tab/>Origin<text:tab/><text:tab/>string</text:p>
      <text:p text:style-name="P4"><text:tab/>NewBlock<text:tab/>Block</text:p>
      <text:p text:style-name="P4">}</text:p>
      <text:p text:style-name="P8"/>
      <text:p text:style-name="P8">Behaviours</text:p>
      <text:p text:style-name="P10"/>
      <text:p text:style-name="P22">PuzzleProposal</text:p>
      <text:p text:style-name="P15"/>
      <text:list xml:id="list4594800175249693355" text:style-name="L1">
        <text:list-item>
          <text:p text:style-name="P36"><text:span text:style-name="T5">UI : </text:span>Cannot be sent by the user interface</text:p>
        </text:list-item>
        <text:list-item>
          <text:p text:style-name="P37"><text:span text:style-name="T5">Sending : </text:span>Whenever we receive any GossipPacket, check <text:span text:style-name="T5">if the field NodeID is present in the blockchain and if it has not expired* (can be in a separate list of NodeIDs for efficiency), there are two cases :</text:span></text:p>
          <text:p text:style-name="P38">1) If not<text:span text:style-name="T5"> send a PuzzleProposal{selfName, randomNodeID, time.Now(), PreviousHash} and remember it as well as the sender’s UDPAddr for waiting for its solution of the puzzle. </text:span></text:p>
          <text:p text:style-name="P39">2) If yes **</text:p>
        </text:list-item>
        <text:list-item>
          <text:p text:style-name="P40">Receiving : On reception of a PuzzleProposal p, check if the node was trying to join with p.Origin. If yes, mine a Block b with p.NodeID, p.Timestamp and p.PreviousHash and send back a PuzzleResponse{selfName, p.Origin, b}</text:p>
        </text:list-item>
        <text:list-item>
          <text:p text:style-name="P40"><text:soft-page-break/>Forwarding : <text:span text:style-name="T7">never</text:span> forward. Just drop on reception if the node was not trying to join.</text:p>
        </text:list-item>
      </text:list>
      <text:p text:style-name="P16"/>
      <text:p text:style-name="P16">*<text:span text:style-name="T8">special case for bootstrapping : if there is no blockchain, it depends on a user flag -genesis=true/false, if it is true, the node will create a genesis block and proceed similarly. If it is false the node will drop and do nothing because it is not joined and doesn’t want to start a blockchain (it might be currently trying to join with another node).</text:span></text:p>
      <text:p text:style-name="P16"/>
      <text:p text:style-name="P23">PuzzleResponse</text:p>
      <text:p text:style-name="P16"/>
      <text:list xml:id="list3601663030712703817" text:style-name="L2">
        <text:list-item>
          <text:p text:style-name="P41"><text:span text:style-name="T6">UI : </text:span>Cannot be sent by the user interface</text:p>
        </text:list-item>
        <text:list-item>
          <text:p text:style-name="P42">Sending : On reception of a PuzzleProposal as described above</text:p>
        </text:list-item>
        <text:list-item>
          <text:p text:style-name="P43">Receiving : On reception of a PuzzleResponse pr, check if the node was waiting for the response from that UDPAddr (we cannot use node’s name yet) and if pr.Destination==selfName. If yes, verify the solution of the puzzle with the corresponding PuzzleProposal p. if it is correct, gossip a BlockBroadcast{selfName, pr.CreatedBlock}</text:p>
        </text:list-item>
        <text:list-item>
          <text:p text:style-name="P43">Forwarding : <text:span text:style-name="T7">never </text:span>forward. Just drop on reception if the node was not waiting for that response.</text:p>
        </text:list-item>
      </text:list>
      <text:p text:style-name="P17"/>
      <text:p text:style-name="P24">BlockBroadcast</text:p>
      <text:p text:style-name="P17"/>
      <text:list xml:id="list7513565882321020025" text:style-name="L3">
        <text:list-item>
          <text:p text:style-name="P44">UI : cannot be sent from the user interface</text:p>
        </text:list-item>
        <text:list-item>
          <text:p text:style-name="P44">Sending : On verification of a PuzzleResponse as described above.</text:p>
        </text:list-item>
        <text:list-item>
          <text:p text:style-name="P44">Receiving : On reception of a BlockBroadcast bb, check if bb.NewBlock is present in the local blockchain. If yes, drop bb and do nothing. If not, add it to the local blockchain then send it further to all neighbors except the sender of bb (check UDPAddr).</text:p>
        </text:list-item>
        <text:list-item>
          <text:p text:style-name="P44">Forwarding : as described above.</text:p>
        </text:list-item>
      </text:list>
      <text:p text:style-name="P18"/>
      <text:p text:style-name="P18"/>
      <text:p text:style-name="P30"><text:span text:style-name="T19">Part</text:span><text:span text:style-name="T20">2</text:span></text:p>
      <text:p text:style-name="P27"/>
      <text:p text:style-name="P9"><text:span text:style-name="T14">T</text:span><text:span text:style-name="T13">ype Structure</text:span></text:p>
      <text:p text:style-name="P34"/>
      <text:p text:style-name="P14"><text:span text:style-name="T15">Rejoin,</text:span><text:span text:style-name="T18"> Remove</text:span><text:span text:style-name="T12"> will be part of GossipPacket and can be sent and received by nodes.</text:span></text:p>
      <text:p text:style-name="P35"/>
      <text:p text:style-name="P11"><text:span text:style-name="T12">type Rejoin</text:span><text:span text:style-name="T18">Packet</text:span><text:span text:style-name="T12"> struct{</text:span></text:p>
      <text:p text:style-name="P11"><text:span text:style-name="T12"><text:tab/>nodeID <text:s text:c="2"/></text:span><text:span text:style-name="T16">uint64</text:span></text:p>
      <text:p text:style-name="P45">}</text:p>
      <text:p text:style-name="P45"/>
      <text:p text:style-name="P12"><text:span text:style-name="T12">type </text:span><text:span text:style-name="T18">RemovePacket</text:span><text:span text:style-name="T12"> struct{</text:span></text:p>
      <text:p text:style-name="P13"><text:span text:style-name="T17"><text:tab/>nodeID <text:s text:c="2"/></text:span><text:span text:style-name="T16">uint64</text:span><text:span text:style-name="T12"><text:tab/></text:span></text:p>
      <text:p text:style-name="P48">}</text:p>
      <text:p text:style-name="P49"/>
      <text:p text:style-name="P32"><text:span text:style-name="T25">Each node will maintain a map of channels : </text:span>map[chan <text:span text:style-name="T9">uint64</text:span>][]chan <text:span text:style-name="T9">uint64</text:span> </text:p>
      <text:p text:style-name="P31">Each channel for a node it is connected wit<text:span text:style-name="T27">h</text:span>. <text:span text:style-name="T30">This map will be used for the mechanism to find inactive nodes.</text:span></text:p>
      <text:p text:style-name="P27"/>
      <text:p text:style-name="P27">Each node will maintain a map that holds info regarding the state of the nodes(active/inactive) : </text:p>
      <text:p text:style-name="P28"><text:span text:style-name="T10">activeNodes map[uint64]</text:span>bool</text:p>
      <text:p text:style-name="P28"/>
      <text:p text:style-name="P29"><text:soft-page-break/>e.g. 1 → true, 2 → false : <text:s text:c="3"/>that means that node with NodeID 1 is active, where node with NodeID 2 is inactive</text:p>
      <text:p text:style-name="P20"/>
      <text:p text:style-name="P18"/>
      <text:p text:style-name="P18"/>
      <text:p text:style-name="P25">Communication between nodes :</text:p>
      <text:p text:style-name="P50"><text:s/></text:p>
      <text:p text:style-name="P51">Whenever a node of the blockchain receives a GossipPacket m we check if the nodeID of the sender already exists in the blockchain.</text:p>
      <text:p text:style-name="P19"/>
      <text:list xml:id="list1987889033208065978" text:style-name="L4">
        <text:list-header>
          <text:p text:style-name="P52"><text:span text:style-name="T22">Rejoin</text:span><text:span text:style-name="T24">Packet</text:span><text:span text:style-name="T22"> </text:span>:</text:p>
        </text:list-header>
        <text:list-item>
          <text:p text:style-name="P46">UI : Cannot be sent by the user interface</text:p>
        </text:list-item>
        <text:list-item>
          <text:p text:style-name="P47">Sending : **If yes (If no, send a PuzzleProposal, as described in Part 1), we will use the PK of the sender (we can find it in the block of the blockchain querying with its NodeID) to check if the signature of the GossipPacket is valid.</text:p>
          <text:p text:style-name="P53"><text:span text:style-name="T32"><text:s text:c="6"/>-I</text:span>n case it is valid : Then we have to check if the node that sent the <text:span text:style-name="T4">GossipPacket, </text:span>is still active <text:span text:style-name="T11">according to the activeNodes map. If not, then this node wants to rejoin the blockchain. Then this node creates a RejoinPacket struct with the NodeID of the node that wants to rejoin and gossips this GossipPacket. (If yes***)</text:span></text:p>
          <text:p text:style-name="P53"><text:s text:c="6"/><text:span text:style-name="T32">-In case it is invalid : The node drops the packet.</text:span></text:p>
        </text:list-item>
        <text:list-item>
          <text:p text:style-name="P55">Receving : The node receiving a Rejoin<text:span text:style-name="T29">Packet</text:span> updates the map <text:span text:style-name="T10">activeNodes.</text:span></text:p>
        </text:list-item>
        <text:list-item>
          <text:p text:style-name="P55">Forwarding: Send it to all nodes except the sender.</text:p>
        </text:list-item>
      </text:list>
      <text:p text:style-name="P21"/>
      <text:p text:style-name="P21"><text:tab/><text:span text:style-name="T23">Inactive :</text:span></text:p>
      <text:list xml:id="list2081805429310605945" text:style-name="L5">
        <text:list-item>
          <text:p text:style-name="P57">UI : <text:span text:style-name="T21">Cannot be sent by the user interface</text:span></text:p>
        </text:list-item>
        <text:list-item>
          <text:p text:style-name="P58">Sending : <text:span text:style-name="T26">So, we will have a time window to consider a node active, If during that window we do not receive any GossipPacket from that node we consider it inactive. (</text:span>AntiEntropy is the feature that makes sure a node will broadcast messages<text:span text:style-name="T28">) Then that node creates a RemovePacket with the NodeID of the node considered inactive and sends it to the other nodes.</text:span></text:p>
        </text:list-item>
        <text:list-item>
          <text:p text:style-name="P59">Receiving : <text:span text:style-name="T31">Upon Receival the node updates the map activeNodes</text:span></text:p>
        </text:list-item>
        <text:list-item>
          <text:p text:style-name="P56">Forwarding: Send it to all nodes except the sender.</text:p>
          <text:p text:style-name="P56"/>
        </text:list-item>
      </text:list>
      <text:p text:style-name="P21"><text:tab/></text:p>
      <text:list xml:id="list120411716387134" text:continue-list="list7513565882321020025" text:style-name="L3">
        <text:list-header>
          <text:p text:style-name="P60">***If it is active we accept and process the GossipPacket m, according to our backend implementation.</text:p>
          <text:p text:style-name="P61"/>
          <text:p text:style-name="P54"/>
          <text:p text:style-name="P5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9:33:09.792306827</meta:creation-date>
    <dc:date>2017-12-15T12:04:11.561051351</dc:date>
    <meta:editing-duration>PT3H11M13S</meta:editing-duration>
    <meta:editing-cycles>63</meta:editing-cycles>
    <meta:generator>LibreOffice/5.2.2.2$Linux_X86_64 LibreOffice_project/20m0$Build-2</meta:generator>
    <meta:document-statistic meta:table-count="0" meta:image-count="0" meta:object-count="0" meta:page-count="3" meta:paragraph-count="81" meta:word-count="849" meta:character-count="4855" meta:non-whitespace-character-count="4060"/>
  </office:meta>
</office:document-meta>
</file>